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fo:background-color="#cccccc"/>
    </style:style>
    <style:style style:name="ce18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_reactions" table:style-name="ta1" table:print-ranges="E_reactions.A1: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7" table:formula="of:=MAX([.I3:.I9])" office:value-type="float" office:value="11.0418526441459" calcext:value-type="float">
            <text:p>11.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4.1389973838825" calcext:value-type="float">
            <text:p>14.14</text:p>
          </table:table-cell>
          <table:table-cell table:style-name="ce1"/>
          <table:table-cell/>
          <table:table-cell table:style-name="ce7" table:formula="of:=[.I10]/[.$L$1]" office:value-type="float" office:value="18.113275334885" calcext:value-type="float">
            <text:p>18.11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1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7" table:formula="of:=MAX([.I13:.I19])"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4.9748526520418" calcext:value-type="float">
            <text:p>14.97</text:p>
          </table:table-cell>
          <table:table-cell table:style-name="ce1"/>
          <table:table-cell/>
          <table:table-cell table:style-name="ce7" table:formula="of:=[.I20]/[.$L$1]" office:value-type="float" office:value="19.1758908150395" calcext:value-type="float">
            <text:p>19.18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9.47398591092518" calcext:value-type="float">
            <text:p>9.47</text:p>
          </table:table-cell>
          <table:table-cell table:style-name="ce11" table:formula="of:=[.I23]/[.$L$1]" office:value-type="float" office:value="12.4317710403319" calcext:value-type="float">
            <text:p>12.43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025.09249439854" calcext:value-type="float">
            <text:p>2,025.09</text:p>
          </table:table-cell>
          <table:table-cell table:style-name="ce11" table:formula="of:=[.P23]*[.$S$1]*1000*[.$L$1]+[.U18]" office:value-type="float" office:value="2430.43791717732" calcext:value-type="float">
            <text:p>2,430.44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3.6378079999992" calcext:value-type="float">
            <text:p>13.64</text:p>
          </table:table-cell>
          <table:table-cell table:style-name="ce11" table:formula="of:=([.I24]-[.I23])/[.$L$1]" office:value-type="float" office:value="17.259890794706" calcext:value-type="float">
            <text:p>17.26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1868.97384619834" calcext:value-type="float">
            <text:p>1,868.97</text:p>
          </table:table-cell>
          <table:table-cell table:style-name="ce11" table:formula="of:=[.P24]*[.$S$1]*1000*[.$L$1]" office:value-type="float" office:value="2365.35699018104" calcext:value-type="float">
            <text:p>2,365.36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9.51805350000002" calcext:value-type="float">
            <text:p>9.52</text:p>
          </table:table-cell>
          <table:table-cell table:style-name="ce11" table:formula="of:=([.I25]-[.I23])/[.$L$1]" office:value-type="float" office:value="12.0481133514179" calcext:value-type="float">
            <text:p>12.05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304.387996826" calcext:value-type="float">
            <text:p>1,304.39</text:p>
          </table:table-cell>
          <table:table-cell table:style-name="ce11" table:formula="of:=[.P25]*[.$S$1]*1000*[.$L$1]" office:value-type="float" office:value="1651.11642206977" calcext:value-type="float">
            <text:p>1,651.12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6.01389473897072" calcext:value-type="float">
            <text:p>-6.01</text:p>
          </table:table-cell>
          <table:table-cell table:style-name="ce11" table:formula="of:=([.I27]-[.I23])/0.6/[.$L$1]" office:value-type="float" office:value="-7.61248983299102" calcext:value-type="float">
            <text:p>-7.61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824.165582982744" calcext:value-type="float">
            <text:p>-824.17</text:p>
          </table:table-cell>
          <table:table-cell table:style-name="ce11" table:formula="of:=[.P26]*[.$S$1]*1000*[.$L$1]" office:value-type="float" office:value="-1043.24275589683" calcext:value-type="float">
            <text:p>-1,043.24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7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26.8408820359245" calcext:value-type="float">
            <text:p>26.84</text:p>
          </table:table-cell>
          <table:table-cell table:style-name="ce1"/>
          <table:table-cell/>
          <table:table-cell table:style-name="ce7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2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7" table:formula="of:=MAX([.I34:.I41])"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12.880755130229" calcext:value-type="float">
            <text:p>12.88</text:p>
          </table:table-cell>
          <table:table-cell table:style-name="ce1"/>
          <table:table-cell/>
          <table:table-cell table:style-name="ce7" table:formula="of:=[.I42]/[.$L$1]" office:value-type="float" office:value="20.690041985833" calcext:value-type="float">
            <text:p>20.6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29" calcext:value-type="float">
            <text:p>30.71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06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9.51805350000002" calcext:value-type="float">
            <text:p>9.52</text:p>
          </table:table-cell>
          <table:table-cell table:formula="of:=([.I47]-[.I45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6.01389473897071" calcext:value-type="float">
            <text:p>-6.01</text:p>
          </table:table-cell>
          <table:table-cell table:formula="of:=([.I49]-[.I45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5" calcext:value-type="float">
            <text:p>21.33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7" table:formula="of:=MAX([.I45:.I51])" office:value-type="float" office:value="31.6573744811499" calcext:value-type="float">
            <text:p>31.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37.6953072715249" calcext:value-type="float">
            <text:p>37.70</text:p>
          </table:table-cell>
          <table:table-cell table:style-name="ce1"/>
          <table:table-cell/>
          <table:table-cell table:style-name="ce7" table:formula="of:=[.I52]/[.$L$1]" office:value-type="float" office:value="51.9313885845634" calcext:value-type="float">
            <text:p>51.93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_reactions_joist" table:style-name="ta1" table:print-ranges="E_reactions_joist.A1:E_reactions_joist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]" office:value-type="float" office:value="2.90257883813762" calcext:value-type="float">
            <text:p>2.90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]-[$E_reactions.F3]" office:value-type="float" office:value="0.71350203232286" calcext:value-type="float">
            <text:p>0.71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4.76144822529137" calcext:value-type="float">
            <text:p>4.76</text:p>
          </table:table-cell>
          <table:table-cell table:formula="of:=[.I3]/[.$L$1]" office:value-type="float" office:value="1.17044296640889" calcext:value-type="float">
            <text:p>1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]" office:value-type="float" office:value="6.41041401379103" calcext:value-type="float">
            <text:p>6.41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]-[$E_reactions.F4]" office:value-type="float" office:value="1.45013462237624" calcext:value-type="float">
            <text:p>1.45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5.75432279470704" calcext:value-type="float">
            <text:p>5.75</text:p>
          </table:table-cell>
          <table:table-cell table:formula="of:=([.I4]-[.I3])/[.$L$1]" office:value-type="float" office:value="1.20838679470699" calcext:value-type="float">
            <text:p>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5]" office:value-type="float" office:value="10.247108737162" calcext:value-type="float">
            <text:p>10.25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5]-[$E_reactions.F5]" office:value-type="float" office:value="2.25582651774723" calcext:value-type="float">
            <text:p>2.26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12.0481133514179" calcext:value-type="float">
            <text:p>12.05</text:p>
          </table:table-cell>
          <table:table-cell table:formula="of:=([.I5]-[.I3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6]" office:value-type="float" office:value="11.0418526441459" calcext:value-type="float">
            <text:p>11.04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6]-[$E_reactions.F6]" office:value-type="float" office:value="2.4227198389311" calcext:value-type="float">
            <text:p>2.42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7.61248983299102" calcext:value-type="float">
            <text:p>-7.61</text:p>
          </table:table-cell>
          <table:table-cell table:formula="of:=([.I7]-[.I3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7]" office:value-type="float" office:value="0.118234556822823" calcext:value-type="float">
            <text:p>0.12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7]-[$E_reactions.F7]" office:value-type="float" office:value="0.128799890733992" calcext:value-type="float">
            <text:p>0.1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8]" office:value-type="float" office:value="8.95359457145971" calcext:value-type="float">
            <text:p>8.95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8]-[$E_reactions.F8]" office:value-type="float" office:value="1.98419326178194" calcext:value-type="float">
            <text:p>1.98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9]" office:value-type="float" office:value="-1.04279690922935" calcext:value-type="float">
            <text:p>-1.04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9]-[$E_reactions.F9]" office:value-type="float" office:value="-0.156600905183932" calcext:value-type="float">
            <text:p>-0.16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11.0418526441459" calcext:value-type="float">
            <text:p>11.04</text:p>
          </table:table-cell>
          <table:table-cell table:number-columns-repeated="2"/>
          <table:table-cell table:style-name="ce7" table:formula="of:=MAX([.I3:.I9])" office:value-type="float" office:value="2.4227198389311" calcext:value-type="float">
            <text:p>2.4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8.113275334885" calcext:value-type="float">
            <text:p>18.11</text:p>
          </table:table-cell>
          <table:table-cell table:style-name="ce1"/>
          <table:table-cell/>
          <table:table-cell table:style-name="ce7" table:formula="of:=[.I10]/[.$L$1]" office:value-type="float" office:value="3.97427795100246" calcext:value-type="float">
            <text:p>3.97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3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3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3]-[$E_reactions.F13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4]" office:value-type="float" office:value="11.6896230408481" calcext:value-type="float">
            <text:p>11.69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4]-[$E_reactions.F14]" office:value-type="float" office:value="2.5609528641634" calcext:value-type="float">
            <text:p>2.5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5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5]-[$E_reactions.F15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6]" office:value-type="float" office:value="9.93617447764827" calcext:value-type="float">
            <text:p>9.9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6]-[$E_reactions.F16]" office:value-type="float" office:value="2.19310559376347" calcext:value-type="float">
            <text:p>2.1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7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7]-[$E_reactions.F17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8]" office:value-type="float" office:value="9.93617447764827" calcext:value-type="float">
            <text:p>9.9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8]-[$E_reactions.F18]" office:value-type="float" office:value="2.19310559376347" calcext:value-type="float">
            <text:p>2.19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1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9]" office:value-type="float" office:value="2.80549738430969" calcext:value-type="float">
            <text:p>2.81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9]-[$E_reactions.F19]" office:value-type="float" office:value="0.65373829551532" calcext:value-type="float">
            <text:p>0.6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11.6896230408481" calcext:value-type="float">
            <text:p>11.69</text:p>
          </table:table-cell>
          <table:table-cell table:number-columns-repeated="2"/>
          <table:table-cell table:style-name="ce7" table:formula="of:=MAX([.I13:.I19])" office:value-type="float" office:value="2.5609528641634" calcext:value-type="float">
            <text:p>2.5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9.1758908150395" calcext:value-type="float">
            <text:p>19.18</text:p>
          </table:table-cell>
          <table:table-cell table:style-name="ce1"/>
          <table:table-cell/>
          <table:table-cell table:style-name="ce7" table:formula="of:=[.I20]/[.$L$1]" office:value-type="float" office:value="4.2010381629977" calcext:value-type="float">
            <text:p>4.20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7.57840762618635" calcext:value-type="float">
            <text:p>7.5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1.80306581488636" calcext:value-type="float">
            <text:p>1.80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12.4317710403319" calcext:value-type="float">
            <text:p>12.43</text:p>
          </table:table-cell>
          <table:table-cell table:style-name="ce11" table:formula="of:=[.I23]/[.$L$1]" office:value-type="float" office:value="2.95778512940676" calcext:value-type="float">
            <text:p>2.96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430.43791717732" calcext:value-type="float">
            <text:p>2,430.44</text:p>
          </table:table-cell>
          <table:table-cell table:style-name="ce11" table:formula="of:=[.P23]*[.$S$1]*1000*[.$L$1]+[.U18]" office:value-type="float" office:value="1132.08909992078" calcext:value-type="float">
            <text:p>1,132.09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8.1000370546391" calcext:value-type="float">
            <text:p>18.10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4.01108748653964" calcext:value-type="float">
            <text:p>4.01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7.259890794706" calcext:value-type="float">
            <text:p>17.26</text:p>
          </table:table-cell>
          <table:table-cell table:style-name="ce11" table:formula="of:=([.I24]-[.I23])/[.$L$1]" office:value-type="float" office:value="3.62208279470682" calcext:value-type="float">
            <text:p>3.62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2365.35699018104" calcext:value-type="float">
            <text:p>2,365.36</text:p>
          </table:table-cell>
          <table:table-cell table:style-name="ce11" table:formula="of:=[.P24]*[.$S$1]*1000*[.$L$1]" office:value-type="float" office:value="496.383143982702" calcext:value-type="float">
            <text:p>496.38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4.9229375252107" calcext:value-type="float">
            <text:p>14.92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3.34539030031073" calcext:value-type="float">
            <text:p>3.35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12.0481133514179" calcext:value-type="float">
            <text:p>12.05</text:p>
          </table:table-cell>
          <table:table-cell table:style-name="ce11" table:formula="of:=([.I25]-[.I23])/[.$L$1]" office:value-type="float" office:value="2.53005985141793" calcext:value-type="float">
            <text:p>2.53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651.11642206977" calcext:value-type="float">
            <text:p>1,651.12</text:p>
          </table:table-cell>
          <table:table-cell table:style-name="ce11" table:formula="of:=[.P25]*[.$S$1]*1000*[.$L$1]" office:value-type="float" office:value="346.728425243767" calcext:value-type="float">
            <text:p>346.73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20.9780271217942" calcext:value-type="float">
            <text:p>20.98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4.61582543269457" calcext:value-type="float">
            <text:p>4.62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7.61248983299102" calcext:value-type="float">
            <text:p>-7.61</text:p>
          </table:table-cell>
          <table:table-cell table:style-name="ce11" table:formula="of:=([.I27]-[.I23])/0.6/[.$L$1]" office:value-type="float" office:value="-1.59859509402031" calcext:value-type="float">
            <text:p>-1.60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1043.24275589683" calcext:value-type="float">
            <text:p>-1,043.24</text:p>
          </table:table-cell>
          <table:table-cell table:style-name="ce11" table:formula="of:=[.P26]*[.$S$1]*1000*[.$L$1]" office:value-type="float" office:value="-219.077172914086" calcext:value-type="float">
            <text:p>-219.08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4.79406334487155" calcext:value-type="float">
            <text:p>4.79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1.21836367329749" calcext:value-type="float">
            <text:p>1.22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8.889769049108" calcext:value-type="float">
            <text:p>18.89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4.17729885554541" calcext:value-type="float">
            <text:p>4.18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76270047508034" calcext:value-type="float">
            <text:p>1.76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0.497137390331388" calcext:value-type="float">
            <text:p>0.50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20.9780271217942" calcext:value-type="float">
            <text:p>20.98</text:p>
          </table:table-cell>
          <table:table-cell table:number-columns-repeated="2"/>
          <table:table-cell table:style-name="ce7" table:formula="of:=MAX([.I23:.I29])" office:value-type="float" office:value="4.61582543269457" calcext:value-type="float">
            <text:p>4.62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851847120017664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34.4127741499248" calcext:value-type="float">
            <text:p>34.41</text:p>
          </table:table-cell>
          <table:table-cell table:style-name="ce1"/>
          <table:table-cell/>
          <table:table-cell table:style-name="ce7" table:formula="of:=[.I30]/[.$L$1]" office:value-type="float" office:value="7.57189211400028" calcext:value-type="float">
            <text:p>7.57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1.18267849509052" calcext:value-type="float">
            <text:p>1.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825558211034886" calcext:value-type="float">
            <text:p>0.83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521621377948415" calcext:value-type="float">
            <text:p>-0.52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4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4]-[$E_reactions.F34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5]" office:value-type="float" office:value="12.6126495945638" calcext:value-type="float">
            <text:p>12.61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5]-[$E_reactions.F35]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6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6]-[$E_reactions.F36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7]" office:value-type="float" office:value="10.6793473593557" calcext:value-type="float">
            <text:p>10.68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7]-[$E_reactions.F37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8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8]-[$E_reactions.F38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9]" office:value-type="float" office:value="10.6793473593557" calcext:value-type="float">
            <text:p>10.68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9]-[$E_reactions.F39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0]" office:value-type="float" office:value="2.92766450857365" calcext:value-type="float">
            <text:p>2.93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0]-[$E_reactions.F40]" office:value-type="float" office:value="1.18100113177236" calcext:value-type="float">
            <text:p>1.1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1]" office:value-type="float" office:value="7.73320894083266" calcext:value-type="float">
            <text:p>7.73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1]-[$E_reactions.F41]" office:value-type="float" office:value="2.79220612577029" calcext:value-type="float">
            <text:p>2.7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12.6126495945638" calcext:value-type="float">
            <text:p>12.61</text:p>
          </table:table-cell>
          <table:table-cell table:number-columns-repeated="2"/>
          <table:table-cell table:style-name="ce7" table:formula="of:=MAX([.I34:.I41])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20.690041985833" calcext:value-type="float">
            <text:p>20.69</text:p>
          </table:table-cell>
          <table:table-cell table:style-name="ce1"/>
          <table:table-cell/>
          <table:table-cell table:style-name="ce7" table:formula="of:=[.I42]/[.$L$1]" office:value-type="float" office:value="7.80928685560402" calcext:value-type="float">
            <text:p>7.81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12.4578482799176" calcext:value-type="float">
            <text:p>12.46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3.77140095629235" calcext:value-type="float">
            <text:p>3.77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20.4361028213871" calcext:value-type="float">
            <text:p>20.44</text:p>
          </table:table-cell>
          <table:table-cell table:formula="of:=[.I45]/[.$L$1]" office:value-type="float" office:value="6.18668135874729" calcext:value-type="float">
            <text:p>6.19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30.7126866492029" calcext:value-type="float">
            <text:p>30.71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8.77162875371585" calcext:value-type="float">
            <text:p>8.77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9.9456009994839" calcext:value-type="float">
            <text:p>29.95</text:p>
          </table:table-cell>
          <table:table-cell table:formula="of:=([.I46]-[.I45])/[.$L$1]" office:value-type="float" office:value="8.20247342097031" calcext:value-type="float">
            <text:p>8.20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06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9.8023781789419" calcext:value-type="float">
            <text:p>19.80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5.31372544171672" calcext:value-type="float">
            <text:p>5.31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12.0481133514179" calcext:value-type="float">
            <text:p>12.05</text:p>
          </table:table-cell>
          <table:table-cell table:formula="of:=([.I47]-[.I45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31.6573744811499" calcext:value-type="float">
            <text:p>31.66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8.67831516842829" calcext:value-type="float">
            <text:p>8.68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7.61248983299102" calcext:value-type="float">
            <text:p>-7.61</text:p>
          </table:table-cell>
          <table:table-cell table:formula="of:=([.I49]-[.I45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9.67350399860275" calcext:value-type="float">
            <text:p>9.67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18669881470348" calcext:value-type="float">
            <text:p>3.19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9.5691164084637" calcext:value-type="float">
            <text:p>29.57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8.23978859127913" calcext:value-type="float">
            <text:p>8.24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4.69036498365399" calcext:value-type="float">
            <text:p>4.69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67813852210375" calcext:value-type="float">
            <text:p>1.6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31.6573744811499" calcext:value-type="float">
            <text:p>31.66</text:p>
          </table:table-cell>
          <table:table-cell table:number-columns-repeated="2"/>
          <table:table-cell table:style-name="ce7" table:formula="of:=MAX([.I45:.I51])" office:value-type="float" office:value="8.77162875371585" calcext:value-type="float">
            <text:p>8.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51.9313885845634" calcext:value-type="float">
            <text:p>51.93</text:p>
          </table:table-cell>
          <table:table-cell table:style-name="ce1"/>
          <table:table-cell/>
          <table:table-cell table:style-name="ce7" table:formula="of:=[.I52]/[.$L$1]" office:value-type="float" office:value="14.3891547797176" calcext:value-type="float">
            <text:p>14.39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6:11:58.692543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16:22:18.308150770</dc:date>
    <meta:editing-duration>PT3H14M15S</meta:editing-duration>
    <meta:editing-cycles>29</meta:editing-cycles>
    <meta:generator>LibreOffice/6.0.7.3$Linux_X86_64 LibreOffice_project/00m0$Build-3</meta:generator>
    <meta:document-statistic meta:table-count="2" meta:cell-count="854" meta:object-count="0"/>
  </office:meta>
</office:document-meta>
</file>